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CD8AF306.png" manifest:media-type="image/png"/>
  <manifest:file-entry manifest:full-path="Pictures/1000000000000500000002D0F6A8F19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_5f_-notes">
      <style:graphic-properties draw:fill-color="#ffffff" fo:min-height="13.829cm" loext:decorative="false"/>
      <style:paragraph-properties style:writing-mode="lr-tb"/>
    </style:style>
    <style:style style:name="pr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Comparis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Comparison-notes">
      <style:graphic-properties draw:fill-color="#ffffff" fo:min-height="13.8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3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8pt"/>
    </style:style>
    <style:style style:name="P3" style:family="paragraph">
      <loext:graphic-properties draw:fill-color="#ffffff"/>
      <style:text-properties fo:font-size="22pt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8" style:family="paragraph">
      <style:paragraph-properties fo:margin-left="0cm" fo:margin-right="0cm" fo:margin-top="0.31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68pt" fo:letter-spacing="-0.035cm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0">
        <draw:frame draw:name="Title 2" presentation:style-name="pr1" draw:text-style-name="P2" draw:layer="layout" svg:width="20.518cm" svg:height="5.597cm" svg:x="3.741cm" svg:y="5.156cm" presentation:class="title" presentation:user-transformed="true">
          <draw:text-box>
            <text:p text:style-name="P1"><text:span text:style-name="T1">👋 <text:s text:c="3"/></text:span><text:span text:style-name="T1">I’m Anthony Ngo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1" presentation:class="page"/>
          <draw:frame presentation:style-name="pr2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Content" draw:style-name="dp1" draw:master-page-name="Comparison">
        <draw:frame draw:name="Title 1" presentation:style-name="pr3" draw:text-style-name="P5" draw:layer="layout" svg:width="23.101cm" svg:height="3.15cm" svg:x="2.449cm" svg:y="1.475cm" presentation:class="title" presentation:user-transformed="true">
          <draw:text-box>
            <text:p text:style-name="P4"><text:span text:style-name="T2">Contact</text:span></text:p>
          </draw:text-box>
        </draw:frame>
        <draw:frame draw:name="Text Placeholder 2" presentation:style-name="pr4" draw:text-style-name="P7" draw:layer="layout" svg:width="10.71cm" svg:height="1.469cm" svg:x="2.457cm" svg:y="4.764cm" presentation:class="outline" presentation:user-transformed="true">
          <draw:text-box>
            <text:p text:style-name="P6"><text:span text:style-name="T3">LinkedIn</text:span></text:p>
          </draw:text-box>
        </draw:frame>
        <draw:frame draw:name="Content Placeholder 3" presentation:style-name="pr5" draw:text-style-name="P9" draw:layer="layout" svg:width="11.513cm" svg:height="7.266cm" svg:x="2.457cm" svg:y="6.414cm" presentation:class="outline" presentation:user-transformed="true">
          <draw:text-box>
            <text:list text:style-name="L3">
              <text:list-item>
                <text:p text:style-name="P8"><text:span text:style-name="T4"><text:a xlink:href="https://www.linkedin.com/in/anthongo" xlink:type="simple">https://www.linkedin.com/in/anthongo</text:a></text:span></text:p>
              </text:list-item>
              <text:list-item>
                <text:p text:style-name="P8"><text:span text:style-name="T4">Work Experience</text:span></text:p>
              </text:list-item>
              <text:list-item>
                <text:p text:style-name="P8"><text:span text:style-name="T4">Education</text:span></text:p>
              </text:list-item>
              <text:list-item>
                <text:p text:style-name="P8"><text:span text:style-name="T4">Technical Skills</text:span></text:p>
              </text:list-item>
            </text:list>
          </draw:text-box>
        </draw:frame>
        <draw:frame draw:name="Text Placeholder 4" presentation:style-name="pr4" draw:text-style-name="P7" draw:layer="layout" svg:width="10.71cm" svg:height="1.469cm" svg:x="14.834cm" svg:y="4.764cm" presentation:class="outline" presentation:user-transformed="true">
          <draw:text-box>
            <text:p text:style-name="P6"><text:span text:style-name="T3">Email/Phone</text:span></text:p>
          </draw:text-box>
        </draw:frame>
        <draw:frame draw:name="Content Placeholder 4" presentation:style-name="pr6" draw:text-style-name="P9" draw:layer="layout" svg:width="10.71cm" svg:height="7.267cm" svg:x="14.834cm" svg:y="6.414cm" presentation:class="outline" presentation:user-transformed="true">
          <draw:text-box>
            <text:list text:style-name="L3">
              <text:list-item>
                <text:p text:style-name="P8"><text:span text:style-name="T4"><text:a xlink:href="mailto:anthony.ngoxd@outlook.com" xlink:type="simple">mailto:anthony.ngoxd@outlook.com</text:a></text:span></text:p>
              </text:list-item>
              <text:list-item>
                <text:p text:style-name="P8"><text:span text:style-name="T4">+1 (206) 349-4860</text:span></text:p>
              </text:list-item>
              <text:list-item>
                <text:p text:style-name="P8"><text:span text:style-name="T4">Email is preferred</text:span></text:p>
              </text:list-item>
            </text:list>
          </draw:text-box>
        </draw:frame>
        <presentation:notes draw:style-name="dp3">
          <draw:page-thumbnail draw:style-name="gr1" draw:layer="layout" svg:width="19.19cm" svg:height="10.476cm" svg:x="1.199cm" svg:y="2.123cm" draw:page-number="2" presentation:class="page"/>
          <draw:frame presentation:style-name="pr7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500000002D0CD8AF306.png" xlink:type="simple" xlink:show="embed" xlink:actuate="onLoad"/>
    <draw:fill-image draw:name="msFillBitmap_20_2" draw:display-name="msFillBitmap 2" xlink:href="Pictures/1000000100000500000002D0CD8AF306.png" xlink:type="simple" xlink:show="embed" xlink:actuate="onLoad"/>
    <draw:fill-image draw:name="msFillBitmap_20_3" draw:display-name="msFillBitmap 3" xlink:href="Pictures/1000000100000500000002D0CD8AF306.png" xlink:type="simple" xlink:show="embed" xlink:actuate="onLoad"/>
    <draw:fill-image draw:name="msFillBitmap_20_4" draw:display-name="msFillBitmap 4" xlink:href="Pictures/1000000000000500000002D0F6A8F1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print_20_Plans-background" style:display-name="Blueprint Plans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ueprint_20_Plans-outline3" style:display-name="Blueprint Plans-outline3" style:family="presentation" style:parent-style-name="Blueprint_20_Plan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ueprint_20_Plans-outline4" style:display-name="Blueprint Plans-outline4" style:family="presentation" style:parent-style-name="Blueprint_20_Plan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ueprint_20_Plans-outline5" style:display-name="Blueprint Plans-outline5" style:family="presentation" style:parent-style-name="Blueprint_20_Plans-outline4">
      <style:paragraph-properties fo:margin-top="0.1cm" fo:margin-bottom="0cm"/>
      <style:text-properties fo:font-size="20pt" style:font-size-asian="20pt" style:font-size-complex="20pt"/>
    </style:style>
    <style:style style:name="Blueprint_20_Plans-outline6" style:display-name="Blueprint Plans-outline6" style:family="presentation" style:parent-style-name="Blueprint_20_Plans-outline5">
      <style:paragraph-properties fo:margin-top="0.1cm" fo:margin-bottom="0cm"/>
      <style:text-properties fo:font-size="20pt" style:font-size-asian="20pt" style:font-size-complex="20pt"/>
    </style:style>
    <style:style style:name="Blueprint_20_Plans-outline7" style:display-name="Blueprint Plans-outline7" style:family="presentation" style:parent-style-name="Blueprint_20_Plans-outline6">
      <style:paragraph-properties fo:margin-top="0.1cm" fo:margin-bottom="0cm"/>
      <style:text-properties fo:font-size="20pt" style:font-size-asian="20pt" style:font-size-complex="20pt"/>
    </style:style>
    <style:style style:name="Blueprint_20_Plans-outline8" style:display-name="Blueprint Plans-outline8" style:family="presentation" style:parent-style-name="Blueprint_20_Plans-outline7">
      <style:paragraph-properties fo:margin-top="0.1cm" fo:margin-bottom="0cm"/>
      <style:text-properties fo:font-size="20pt" style:font-size-asian="20pt" style:font-size-complex="20pt"/>
    </style:style>
    <style:style style:name="Blueprint_20_Plans-outline9" style:display-name="Blueprint Plans-outline9" style:family="presentation" style:parent-style-name="Blueprint_20_Plans-outline8">
      <style:paragraph-properties fo:margin-top="0.1cm" fo:margin-bottom="0cm"/>
      <style:text-properties fo:font-size="20pt" style:font-size-asian="20pt" style:font-size-complex="20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 style:writing-mode="lr-tb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5f_-outline2" style:display-name="Title Slide_-outline2" style:family="presentation" style:parent-style-name="Title_20_Slide_5f_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3" style:display-name="Title Slide_-outline3" style:family="presentation" style:parent-style-name="Title_20_Slide_5f_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4" style:display-name="Title Slide_-outline4" style:family="presentation" style:parent-style-name="Title_20_Slide_5f_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 style:writing-mode="lr-tb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hree_20_column-background" style:display-name="Three column-background" style:family="presentation">
      <style:graphic-properties draw:stroke="none" draw:fill="solid" draw:fill-color="#ffffff"/>
      <style:text-properties style:letter-kerning="true"/>
    </style:style>
    <style:style style:name="Three_20_column-backgroundobjects" style:display-name="Thre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olumn-notes" style:display-name="Thre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hree_20_column-outline1" style:display-name="Three column-outline1" style:family="presentation">
      <style:graphic-properties draw:stroke="none" draw:fill="none" draw:auto-grow-height="false" draw:fit-to-size="false" style:shrink-to-fit="true" style:writing-mode="lr-tb">
        <text:list-style style:name="Three_20_column-outline1" style:display-name="Three colum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hree_20_column-outline2" style:display-name="Three column-outline2" style:family="presentation" style:parent-style-name="Three_20_column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hree_20_column-outline3" style:display-name="Three column-outline3" style:family="presentation" style:parent-style-name="Three_20_column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hree_20_column-outline4" style:display-name="Three column-outline4" style:family="presentation" style:parent-style-name="Three_20_column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hree_20_column-outline5" style:display-name="Three column-outline5" style:family="presentation" style:parent-style-name="Three_20_colum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6" style:display-name="Three column-outline6" style:family="presentation" style:parent-style-name="Three_20_colum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7" style:display-name="Three column-outline7" style:family="presentation" style:parent-style-name="Three_20_colum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8" style:display-name="Three column-outline8" style:family="presentation" style:parent-style-name="Three_20_colum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9" style:display-name="Three column-outline9" style:family="presentation" style:parent-style-name="Three_20_colum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subtitle" style:display-name="Three column-subtitle" style:family="presentation">
      <style:graphic-properties draw:stroke="none" draw:fill="none" draw:textarea-vertical-align="middle">
        <text:list-style style:name="Three_20_column-subtitle" style:display-name="Three colum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olumn-title" style:display-name="Three column-title" style:family="presentation">
      <style:graphic-properties draw:stroke="none" draw:fill="none" draw:textarea-vertical-align="middle" style:writing-mode="lr-tb">
        <text:list-style style:name="Three_20_column-title" style:display-name="Three colum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solid" draw:fill-color="#ffffff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svg:stroke-linecap="butt" draw:fill="none" loext:fill-use-slide-background="true" draw:textarea-horizontal-align="justify" draw:textarea-vertical-align="middle" draw:auto-grow-height="false" draw:fit-to-size="false" style:shrink-to-fit="false" fo:min-height="15.502cm" fo:min-width="27.502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.018cm" svg:stroke-linecap="butt" draw:fill="solid" draw:fill-color="#bfbfbf" draw:opacity="60%" draw:textarea-vertical-align="top" draw:auto-grow-height="false" fo:min-height="14.41cm" fo:min-width="26.424cm" fo:padding-top="0.125cm" fo:padding-bottom="0.125cm" fo:padding-left="0.25cm" fo:padding-right="0.25cm" fo:wrap-option="wrap" loext:softedge-radius="0cm" loext:decorative="false">
        <loext:fill-complex-color loext:theme-type="light1" loext:color-type="theme">
          <loext:transformation loext:type="lummod" loext:value="7500"/>
        </loext:fill-complex-color>
      </style:graphic-properties>
    </style:style>
    <style:style style:name="Mgr6" style:family="graphic" style:parent-style-name="standard">
      <style:graphic-properties draw:stroke="solid" svg:stroke-width="0.018cm" svg:stroke-color="#262626" draw:stroke-linejoin="miter" svg:stroke-linecap="square" draw:fill="none" loext:fill-use-slide-background="false" draw:textarea-vertical-align="top" draw:auto-grow-height="false" fo:min-height="13.78cm" fo:min-width="25.794cm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8500"/>
          <loext:transformation loext:type="lumoff" loext:value="1500"/>
        </loext:stroke-complex-color>
      </style:graphic-properties>
    </style:style>
    <style:style style:name="Mgr7" style:family="graphic" style:parent-style-name="standard">
      <style:graphic-properties draw:stroke="none" svg:stroke-width="0.035cm" svg:stroke-linecap="butt" draw:fill="solid" draw:fill-color="#404040" draw:textarea-horizontal-align="justify" draw:textarea-vertical-align="middle" draw:auto-grow-height="false" draw:fit-to-size="false" style:shrink-to-fit="false" fo:min-height="15.502cm" fo:min-width="27.502cm" fo:padding-top="0.125cm" fo:padding-bottom="0.125cm" fo:padding-left="0.25cm" fo:padding-right="0.25cm" fo:wrap-option="wrap" loext:decorative="false">
        <loext:fill-complex-color loext:theme-type="dark1" loext:color-type="theme">
          <loext:transformation loext:type="lummod" loext:value="7500"/>
          <loext:transformation loext:type="lumoff" loext:value="2500"/>
        </loext:fill-complex-color>
      </style:graphic-properties>
    </style:style>
    <style:style style:name="Mgr8" style:family="graphic" style:parent-style-name="standard">
      <style:graphic-properties draw:stroke="none" svg:stroke-width="0.018cm" svg:stroke-linecap="butt" draw:fill="none" loext:fill-use-slide-background="true" draw:textarea-vertical-align="top" draw:auto-grow-height="false" fo:min-height="9.645cm" fo:min-width="21.494cm" fo:padding-top="0.125cm" fo:padding-bottom="0.125cm" fo:padding-left="0.25cm" fo:padding-right="0.25cm" fo:wrap-option="wrap" draw:shadow="visible" draw:shadow-offset-x="0cm" draw:shadow-offset-y="0cm" draw:shadow-color="#000000" draw:shadow-opacity="66%" loext:shadow-blur="0.141cm" loext:softedge-radius="0cm" loext:decorative="false"/>
    </style:style>
    <style:style style:name="Mgr9" style:family="graphic" style:parent-style-name="standard">
      <style:graphic-properties draw:stroke="solid" svg:stroke-width="0.018cm" svg:stroke-color="#404040" draw:stroke-linejoin="miter" svg:stroke-linecap="square" draw:fill="none" loext:fill-use-slide-background="false" draw:textarea-vertical-align="top" draw:auto-grow-height="false" fo:min-height="9.018cm" fo:min-width="20.852cm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7500"/>
          <loext:transformation loext:type="lumoff" loext:value="2500"/>
        </loext:stroke-complex-color>
      </style:graphic-properties>
    </style:style>
    <style:style style:name="Mgr10" style:family="graphic" style:parent-style-name="standard">
      <style:graphic-properties draw:stroke="none" svg:stroke-width="0.035cm" svg:stroke-linecap="butt" draw:fill="solid" draw:fill-color="#96a9a9" draw:textarea-vertical-align="top" draw:auto-grow-height="false" fo:min-height="1.43cm" fo:min-width="3.91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11" style:family="graphic">
      <style:graphic-properties loext:decorative="false"/>
    </style:style>
    <style:style style:name="Mgr12" style:family="graphic" style:parent-style-name="standard">
      <style:graphic-properties draw:stroke="solid" svg:stroke-width="0.018cm" svg:stroke-color="#ffffff" draw:stroke-linejoin="miter" svg:stroke-linecap="butt" draw:fill="solid" draw:fill-color="#262626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fill-complex-color loext:theme-type="dark1" loext:color-type="theme">
          <loext:transformation loext:type="lummod" loext:value="8500"/>
          <loext:transformation loext:type="lumoff" loext:value="1500"/>
        </loext:fill-complex-color>
      </style:graphic-properties>
    </style:style>
    <style:style style:name="Mpr1" style:family="presentation" style:parent-style-name="Blueprint_20_Plans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Slid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Slide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0_Slide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Three_20_colum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hree_20_colum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hree_20_colum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hree_20_colum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hree_20_colum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Three_20_colum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Comparis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1" style:family="paragraph">
      <loext:graphic-properties draw:fill="solid" draw:fill-color="#bfbfbf" draw:opacity="60%"/>
      <style:paragraph-properties fo:text-align="start"/>
      <style:text-properties fo:font-size="18pt"/>
    </style:style>
    <style:style style:name="MP12" style:family="paragraph">
      <loext:graphic-properties draw:fill="solid" draw:fill-color="#40404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3" style:family="paragraph">
      <loext:graphic-properties draw:fill="solid" draw:fill-color="#96a9a9"/>
      <style:paragraph-properties fo:text-align="start"/>
      <style:text-properties fo:font-size="18pt"/>
    </style:style>
    <style:style style:name="MP14" style:family="paragraph">
      <loext:graphic-properties draw:fill="solid" draw:fill-color="#262626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cm" fo:margin-bottom="0cm" fo:line-height="83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8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3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23" style:family="paragraph">
      <style:paragraph-properties fo:margin-left="0cm" fo:margin-right="0cm" fo:margin-top="0.31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68pt" fo:letter-spacing="-0.035cm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1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Blueprint_20_Plans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3" presentation:style-name="Mpr1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1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5" presentation:style-name="Mpr1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ueprint_20_Plans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ueprint_20_Plans-title" draw:layer="backgroundobjects" svg:width="18.624cm" svg:height="10.476cm" svg:x="1.482cm" svg:y="2.123cm" presentation:class="page"/>
        <draw:frame presentation:style-name="Blueprint_20_Plan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Mpr4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4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3" presentation:style-name="Mpr4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Default_20_1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5.198cm" svg:height="7.649cm" svg:x="1.4cm" svg:y="6.6cm" presentation:class="outline" presentation:placeholder="true" presentation:user-transformed="true">
        <draw:text-box/>
      </draw:frame>
      <draw:frame draw:name="PlaceHolder 3" presentation:style-name="Mpr7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7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5" presentation:style-name="Mpr7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Standard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2" presentation:style-name="Standard-outline1" draw:layer="backgroundobjects" svg:width="25.198cm" svg:height="7.649cm" svg:x="1.4cm" svg:y="6.6cm" presentation:class="outline" presentation:placeholder="true" presentation:user-transformed="true">
        <draw:text-box/>
      </draw:frame>
      <draw:frame draw:name="PlaceHolder 3" presentation:style-name="Mpr10" draw:text-style-name="MP7" draw:layer="backgroundobjects" svg:width="8.874cm" svg:height="1.085cm" svg:x="9.576cm" svg:y="14.348cm" presentation:class="footer" presentation:user-transformed="true">
        <draw:text-box>
          <text:p text:style-name="MP6"><text:span text:style-name="MT3"><presentation:footer/></text:span></text:p>
        </draw:text-box>
      </draw:frame>
      <draw:frame draw:name="PlaceHolder 4" presentation:style-name="Mpr10" draw:text-style-name="MP7" draw:layer="backgroundobjects" svg:width="6.522cm" svg:height="1.085cm" svg:x="20.076cm" svg:y="14.34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laceHolder 5" presentation:style-name="Mpr10" draw:text-style-name="MP7" draw:layer="backgroundobjects" svg:width="6.522cm" svg:height="1.085cm" svg:x="1.4cm" svg:y="14.34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drawooo:display="none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drawooo:display="none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drawooo:display="none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2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5" draw:layer="backgroundobjects" svg:width="21.993cm" svg:height="9.894cm" svg:x="3.004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21.351cm" svg:height="9.267cm" svg:x="3.325cm" svg:y="3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13" draw:layer="backgroundobjects" svg:width="4.409cm" svg:height="1.679cm" svg:x="11.795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 draw:style-name="Mgr11">
        <draw:connector draw:name="Straight Connector 16" draw:style-name="Mgr12" draw:text-style-name="MP14" draw:layer="backgroundobjects" draw:type="line" svg:x1="12.057cm" svg:y1="2.911cm" svg:x2="12.057cm" svg:y2="4.318cm" svg:d="M12057 2911v1407" svg:viewBox="0 0 1 1408">
          <text:p/>
        </draw:connector>
        <draw:connector draw:name="Straight Connector 17" draw:style-name="Mgr12" draw:text-style-name="MP14" draw:layer="backgroundobjects" draw:type="line" svg:x1="15.943cm" svg:y1="2.911cm" svg:x2="15.943cm" svg:y2="4.318cm" svg:d="M15943 2911v1407" svg:viewBox="0 0 1 1408">
          <text:p/>
        </draw:connector>
        <draw:connector draw:name="Straight Connector 18" draw:style-name="Mgr12" draw:text-style-name="MP14" draw:layer="backgroundobjects" draw:type="line" svg:x1="12.057cm" svg:y1="4.326cm" svg:x2="15.943cm" svg:y2="4.326cm" svg:d="M12057 4326h3886" svg:viewBox="0 0 3887 1">
          <text:p/>
        </draw:connector>
      </draw:g>
      <draw:frame draw:name="Title 1" presentation:style-name="Mpr13" draw:text-style-name="MP16" draw:layer="backgroundobjects" svg:width="20.518cm" svg:height="5.597cm" svg:x="3.741cm" svg:y="5.156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Date Placeholder 19" presentation:style-name="Mpr14" draw:text-style-name="MP18" draw:layer="backgroundobjects" svg:width="3.569cm" svg:height="1.115cm" svg:x="12.215cm" svg:y="3.08cm" presentation:class="date-time" presentation:user-transformed="true">
        <draw:text-box>
          <text:p text:style-name="MP17"><text:span text:style-name="MT5"><presentation:date-time/></text:span></text:p>
        </draw:text-box>
      </draw:frame>
      <draw:frame presentation:style-name="Title_20_Slide-outline1" draw:layer="backgroundobjects" svg:width="25.201cm" svg:height="9.135cm" svg:x="1.399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1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drawooo:display="none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drawooo:display="none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drawooo:display="none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2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5" draw:layer="backgroundobjects" svg:width="21.993cm" svg:height="9.894cm" svg:x="3.004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21.351cm" svg:height="9.267cm" svg:x="3.325cm" svg:y="3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13" draw:layer="backgroundobjects" svg:width="4.409cm" svg:height="1.679cm" svg:x="11.795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 draw:style-name="Mgr11">
        <draw:connector draw:name="Straight Connector 16" draw:style-name="Mgr12" draw:text-style-name="MP14" draw:layer="backgroundobjects" draw:type="line" svg:x1="12.057cm" svg:y1="2.911cm" svg:x2="12.057cm" svg:y2="4.318cm" svg:d="M12057 2911v1407" svg:viewBox="0 0 1 1408">
          <text:p/>
        </draw:connector>
        <draw:connector draw:name="Straight Connector 17" draw:style-name="Mgr12" draw:text-style-name="MP14" draw:layer="backgroundobjects" draw:type="line" svg:x1="15.943cm" svg:y1="2.911cm" svg:x2="15.943cm" svg:y2="4.318cm" svg:d="M15943 2911v1407" svg:viewBox="0 0 1 1408">
          <text:p/>
        </draw:connector>
        <draw:connector draw:name="Straight Connector 18" draw:style-name="Mgr12" draw:text-style-name="MP14" draw:layer="backgroundobjects" draw:type="line" svg:x1="12.057cm" svg:y1="4.326cm" svg:x2="15.943cm" svg:y2="4.326cm" svg:d="M12057 4326h3886" svg:viewBox="0 0 3887 1">
          <text:p/>
        </draw:connector>
      </draw:g>
      <draw:frame draw:name="Title 1" presentation:style-name="Mpr17" draw:text-style-name="MP16" draw:layer="backgroundobjects" svg:width="20.518cm" svg:height="5.597cm" svg:x="3.741cm" svg:y="5.156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Date Placeholder 19" presentation:style-name="Mpr18" draw:text-style-name="MP18" draw:layer="backgroundobjects" svg:width="3.569cm" svg:height="1.115cm" svg:x="12.215cm" svg:y="3.08cm" presentation:class="date-time" presentation:user-transformed="true">
        <draw:text-box>
          <text:p text:style-name="MP17"><text:span text:style-name="MT5"><presentation:date-time/></text:span></text:p>
        </draw:text-box>
      </draw:frame>
      <draw:frame presentation:style-name="Title_20_Slide_5f_-outline1" draw:layer="backgroundobjects" svg:width="25.201cm" svg:height="9.135cm" svg:x="1.399cm" svg:y="3.685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21.107cm" svg:height="11.524cm" svg:x="1.679cm" svg:y="2.335cm" presentation:class="page"/>
        <draw:frame presentation:style-name="Title_20_Slide_5f_-notes" draw:layer="backgroundobjects" svg:width="19.574cm" svg:height="13.829cm" svg:x="2.446cm" svg:y="14.598cm" presentation:class="notes" presentation:placeholder="true">
          <draw:text-box/>
        </draw:frame>
        <draw:frame presentation:style-name="Mpr19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column" style:display-name="Three column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20" draw:layer="backgroundobjects" svg:width="23.101cm" svg:height="3.15cm" svg:x="2.449cm" svg:y="1.475cm" presentation:class="title" presentation:user-transformed="true">
        <draw:text-box>
          <text:p text:style-name="MP19"><text:span text:style-name="MT6">Click to edit Master title style</text:span></text:p>
        </draw:text-box>
      </draw:frame>
      <draw:frame draw:name="Text Placeholder 2" presentation:style-name="Mpr22" draw:text-style-name="MP22" draw:layer="backgroundobjects" svg:width="7.012cm" svg:height="1.469cm" svg:x="2.457cm" svg:y="4.764cm" presentation:class="outline" presentation:user-transformed="true">
        <draw:text-box>
          <text:list text:style-name="ML3">
            <text:list-item>
              <text:p text:style-name="MP21"><text:span text:style-name="MT7">Click to edit Master text styles</text:span></text:p>
            </text:list-item>
          </text:list>
        </draw:text-box>
      </draw:frame>
      <draw:frame draw:name="Content Placeholder 3" presentation:style-name="Mpr23" draw:text-style-name="MP25" draw:layer="backgroundobjects" svg:width="7.012cm" svg:height="7.266cm" svg:x="2.457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22" draw:layer="backgroundobjects" svg:width="7.012cm" svg:height="1.469cm" svg:x="10.494cm" svg:y="4.764cm" presentation:class="outline" presentation:user-transformed="true">
        <draw:text-box>
          <text:p text:style-name="MP21"><text:span text:style-name="MT7">Click to edit Master text styles</text:span></text:p>
        </draw:text-box>
      </draw:frame>
      <draw:frame draw:name="Content Placeholder 5" presentation:style-name="Mpr23" draw:text-style-name="MP25" draw:layer="backgroundobjects" svg:width="7.012cm" svg:height="7.267cm" svg:x="10.494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22" draw:layer="backgroundobjects" svg:width="7.012cm" svg:height="1.469cm" svg:x="18.531cm" svg:y="4.762cm" presentation:class="outline" presentation:user-transformed="true">
        <draw:text-box>
          <text:p text:style-name="MP21"><text:span text:style-name="MT7">Click to edit Master text styles</text:span></text:p>
        </draw:text-box>
      </draw:frame>
      <draw:frame draw:name="Content Placeholder 5" presentation:style-name="Mpr23" draw:text-style-name="MP25" draw:layer="backgroundobjects" svg:width="7.012cm" svg:height="7.267cm" svg:x="18.531cm" svg:y="6.412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24" draw:text-style-name="MP27" draw:layer="backgroundobjects" svg:width="13.358cm" svg:height="0.839cm" svg:x="2.449cm" svg:y="13.861cm" presentation:class="footer" presentation:user-transformed="true">
        <draw:text-box>
          <text:p text:style-name="MP26"><text:span text:style-name="MT11"><presentation:footer/></text:span></text:p>
        </draw:text-box>
      </draw:frame>
      <draw:frame draw:name="Date Placeholder 6" presentation:style-name="Mpr24" draw:text-style-name="MP27" draw:layer="backgroundobjects" svg:width="6.644cm" svg:height="0.839cm" svg:x="16.667cm" svg:y="13.861cm" presentation:class="date-time" presentation:user-transformed="true">
        <draw:text-box>
          <text:p text:style-name="MP28"><text:span text:style-name="MT12"><presentation:date-time/></text:span></text:p>
        </draw:text-box>
      </draw:frame>
      <draw:frame draw:name="Slide Number Placeholder 8" presentation:style-name="Mpr24" draw:text-style-name="MP27" draw:layer="backgroundobjects" svg:width="1.924cm" svg:height="0.839cm" svg:x="23.626cm" svg:y="13.861cm" presentation:class="page-number" presentation:user-transformed="true">
        <draw:text-box>
          <text:p text:style-name="MP28"><text:span text:style-name="MT12"><text:page-number>&lt;number&gt;</text:page-number></text:span></text:p>
        </draw:text-box>
      </draw:frame>
      <presentation:notes style:page-layout-name="PM0">
        <draw:page-thumbnail presentation:style-name="Three_20_column-title" draw:layer="backgroundobjects" svg:width="0.001cm" svg:height="0.001cm" svg:x="0.001cm" svg:y="2.335cm" presentation:class="page"/>
        <draw:frame presentation:style-name="Three_20_column-notes" draw:layer="backgroundobjects" svg:width="19.574cm" svg:height="13.829cm" svg:x="2.446cm" svg:y="14.598cm" presentation:class="notes" presentation:placeholder="true">
          <draw:text-box/>
        </draw:frame>
        <draw:frame presentation:style-name="Mpr2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20" draw:layer="backgroundobjects" svg:width="23.101cm" svg:height="3.15cm" svg:x="2.449cm" svg:y="1.475cm" presentation:class="title" presentation:user-transformed="true">
        <draw:text-box>
          <text:p text:style-name="MP19"><text:span text:style-name="MT6">Click to edit Master title style</text:span></text:p>
        </draw:text-box>
      </draw:frame>
      <draw:frame draw:name="Text Placeholder 2" presentation:style-name="Mpr28" draw:text-style-name="MP22" draw:layer="backgroundobjects" svg:width="10.71cm" svg:height="1.469cm" svg:x="2.457cm" svg:y="4.764cm" presentation:class="outline" presentation:user-transformed="true">
        <draw:text-box>
          <text:list text:style-name="ML3">
            <text:list-item>
              <text:p text:style-name="MP21"><text:span text:style-name="MT7">Click to edit Master text styles</text:span></text:p>
            </text:list-item>
          </text:list>
        </draw:text-box>
      </draw:frame>
      <draw:frame draw:name="Content Placeholder 3" presentation:style-name="Mpr29" draw:text-style-name="MP25" draw:layer="backgroundobjects" svg:width="10.71cm" svg:height="7.266cm" svg:x="2.457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8" draw:text-style-name="MP22" draw:layer="backgroundobjects" svg:width="10.71cm" svg:height="1.469cm" svg:x="14.834cm" svg:y="4.764cm" presentation:class="outline" presentation:user-transformed="true">
        <draw:text-box>
          <text:p text:style-name="MP21"><text:span text:style-name="MT7">Click to edit Master text styles</text:span></text:p>
        </draw:text-box>
      </draw:frame>
      <draw:frame draw:name="Content Placeholder 5" presentation:style-name="Mpr29" draw:text-style-name="MP25" draw:layer="backgroundobjects" svg:width="10.71cm" svg:height="7.267cm" svg:x="14.834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30" draw:text-style-name="MP27" draw:layer="backgroundobjects" svg:width="13.358cm" svg:height="0.839cm" svg:x="2.449cm" svg:y="13.861cm" presentation:class="footer" presentation:user-transformed="true">
        <draw:text-box>
          <text:p text:style-name="MP26"><text:span text:style-name="MT11"><presentation:footer/></text:span></text:p>
        </draw:text-box>
      </draw:frame>
      <draw:frame draw:name="Date Placeholder 6" presentation:style-name="Mpr30" draw:text-style-name="MP27" draw:layer="backgroundobjects" svg:width="6.644cm" svg:height="0.839cm" svg:x="16.667cm" svg:y="13.861cm" presentation:class="date-time" presentation:user-transformed="true">
        <draw:text-box>
          <text:p text:style-name="MP28"><text:span text:style-name="MT12"><presentation:date-time/></text:span></text:p>
        </draw:text-box>
      </draw:frame>
      <draw:frame draw:name="Slide Number Placeholder 8" presentation:style-name="Mpr30" draw:text-style-name="MP27" draw:layer="backgroundobjects" svg:width="1.924cm" svg:height="0.839cm" svg:x="23.626cm" svg:y="13.861cm" presentation:class="page-number" presentation:user-transformed="true">
        <draw:text-box>
          <text:p text:style-name="MP28"><text:span text:style-name="MT1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.001cm" svg:y="2.335cm" presentation:class="page"/>
        <draw:frame presentation:style-name="Comparison-notes" draw:layer="backgroundobjects" svg:width="19.574cm" svg:height="13.829cm" svg:x="2.446cm" svg:y="14.598cm" presentation:class="notes" presentation:placeholder="true">
          <draw:text-box/>
        </draw:frame>
        <draw:frame presentation:style-name="Mpr3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9T00:59:05</meta:creation-date>
    <dc:language>en-US</dc:language>
    <meta:editing-cycles>10</meta:editing-cycles>
    <dc:title>Blueprint Plans</dc:title>
    <meta:editing-duration>PT9H2M27S</meta:editing-duration>
    <meta:generator>LibreOffice/24.8.3.2$Windows_X86_64 LibreOffice_project/48a6bac9e7e268aeb4c3483fcf825c94556d9f92</meta:generator>
    <dc:date>2024-12-24T11:02:46.366000000</dc:date>
    <meta:print-date>2024-12-24T02:46:04.637000000</meta:print-date>
    <meta:printed-by>PDF files</meta:printed-by>
    <meta:document-statistic meta:object-count="143"/>
    <meta:user-defined meta:name="AppVersion">15.0000</meta:user-defined>
  </office:meta>
</office:document-meta>
</file>